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08cm" fo:margin-left="-0.203cm" table:align="left" style:writing-mode="lr-tb"/>
    </style:style>
    <style:style style:name="Таблица1.A" style:family="table-column">
      <style:table-column-properties style:column-width="2.434cm"/>
    </style:style>
    <style:style style:name="Таблица1.B" style:family="table-column">
      <style:table-column-properties style:column-width="14.97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style:border-line-width-left="0.026cm 0.026cm 0.026cm" style:border-line-width-top="0.026cm 0.026cm 0.026cm" fo:padding-left="0.191cm" fo:padding-right="0.191cm" fo:padding-top="0.101cm" fo:padding-bottom="0.101cm" fo:border-left="2.25pt double #000000" fo:border-right="none" fo:border-top="2.25pt double #000000" fo:border-bottom="0.75pt solid #000000" style:writing-mode="lr-tb"/>
    </style:style>
    <style:style style:name="Таблица1.B1" style:family="table-cell">
      <style:table-cell-properties style:vertical-align="top" style:border-line-width-right="0.026cm 0.026cm 0.026cm" style:border-line-width-top="0.026cm 0.026cm 0.026cm" fo:padding-left="0.191cm" fo:padding-right="0.191cm" fo:padding-top="0.101cm" fo:padding-bottom="0.101cm" fo:border-left="0.75pt solid #000000" fo:border-right="2.25pt double #000000" fo:border-top="2.25pt double #000000" fo:border-bottom="0.75pt solid #000000" style:writing-mode="lr-tb"/>
    </style:style>
    <style:style style:name="Таблица1.A2" style:family="table-cell">
      <style:table-cell-properties style:vertical-align="top" style:border-line-width-left="0.026cm 0.026cm 0.026cm" fo:padding-left="0.191cm" fo:padding-right="0.191cm" fo:padding-top="0.101cm" fo:padding-bottom="0.101cm" fo:border-left="2.25pt double #000000" fo:border-right="none" fo:border-top="0.75pt solid #000000" fo:border-bottom="0.75pt solid #000000" style:writing-mode="lr-tb"/>
    </style:style>
    <style:style style:name="Таблица1.B2" style:family="table-cell">
      <style:table-cell-properties style:vertical-align="top" style:border-line-width-right="0.026cm 0.026cm 0.026cm" fo:padding-left="0.191cm" fo:padding-right="0.191cm" fo:padding-top="0.101cm" fo:padding-bottom="0.101cm" fo:border-left="0.75pt solid #000000" fo:border-right="2.25pt double #000000" fo:border-top="0.75pt solid #000000" fo:border-bottom="0.75pt solid #000000" style:writing-mode="lr-tb"/>
    </style:style>
    <style:style style:name="Таблица1.A18" style:family="table-cell">
      <style:table-cell-properties style:vertical-align="top" style:border-line-width-left="0.026cm 0.026cm 0.026cm" style:border-line-width-bottom="0.026cm 0.026cm 0.026cm" fo:padding-left="0.191cm" fo:padding-right="0.191cm" fo:padding-top="0.101cm" fo:padding-bottom="0.101cm" fo:border-left="2.25pt double #000000" fo:border-right="none" fo:border-top="0.75pt solid #000000" fo:border-bottom="2.25pt double #000000" style:writing-mode="lr-tb"/>
    </style:style>
    <style:style style:name="Таблица1.B18" style:family="table-cell">
      <style:table-cell-properties style:vertical-align="top" style:border-line-width-right="0.026cm 0.026cm 0.026cm" style:border-line-width-bottom="0.026cm 0.026cm 0.026cm" fo:padding-left="0.191cm" fo:padding-right="0.191cm" fo:padding-top="0.101cm" fo:padding-bottom="0.101cm" fo:border-left="0.75pt solid #000000" fo:border-right="2.25pt double #000000" fo:border-top="0.75pt solid #000000" fo:border-bottom="2.25pt double #000000" style:writing-mode="lr-tb"/>
    </style:style>
    <style:style style:name="Таблица2" style:family="table">
      <style:table-properties style:width="17.408cm" fo:margin-left="-0.203cm" table:align="left" style:writing-mode="lr-tb"/>
    </style:style>
    <style:style style:name="Таблица2.A" style:family="table-column">
      <style:table-column-properties style:column-width="2.434cm"/>
    </style:style>
    <style:style style:name="Таблица2.B" style:family="table-column">
      <style:table-column-properties style:column-width="14.97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style:border-line-width-left="0.026cm 0.026cm 0.026cm" style:border-line-width-top="0.026cm 0.026cm 0.026cm" fo:padding-left="0.191cm" fo:padding-right="0.191cm" fo:padding-top="0.101cm" fo:padding-bottom="0.101cm" fo:border-left="2.25pt double #000000" fo:border-right="none" fo:border-top="2.25pt double #000000" fo:border-bottom="0.75pt solid #000000" style:writing-mode="lr-tb"/>
    </style:style>
    <style:style style:name="Таблица2.B1" style:family="table-cell">
      <style:table-cell-properties style:vertical-align="top" style:border-line-width-right="0.026cm 0.026cm 0.026cm" style:border-line-width-top="0.026cm 0.026cm 0.026cm" fo:padding-left="0.191cm" fo:padding-right="0.191cm" fo:padding-top="0.101cm" fo:padding-bottom="0.101cm" fo:border-left="0.75pt solid #000000" fo:border-right="2.25pt double #000000" fo:border-top="2.25pt double #000000" fo:border-bottom="0.75pt solid #000000" style:writing-mode="lr-tb"/>
    </style:style>
    <style:style style:name="Таблица2.A2" style:family="table-cell">
      <style:table-cell-properties style:vertical-align="top" style:border-line-width-left="0.026cm 0.026cm 0.026cm" fo:padding-left="0.191cm" fo:padding-right="0.191cm" fo:padding-top="0.101cm" fo:padding-bottom="0.101cm" fo:border-left="2.25pt double #000000" fo:border-right="none" fo:border-top="0.75pt solid #000000" fo:border-bottom="0.75pt solid #000000" style:writing-mode="lr-tb"/>
    </style:style>
    <style:style style:name="Таблица2.B2" style:family="table-cell">
      <style:table-cell-properties style:vertical-align="top" style:border-line-width-right="0.026cm 0.026cm 0.026cm" fo:padding-left="0.191cm" fo:padding-right="0.191cm" fo:padding-top="0.101cm" fo:padding-bottom="0.101cm" fo:border-left="0.75pt solid #000000" fo:border-right="2.25pt double #000000" fo:border-top="0.75pt solid #000000" fo:border-bottom="0.75pt solid #000000" style:writing-mode="lr-tb"/>
    </style:style>
    <style:style style:name="Таблица2.A15" style:family="table-cell">
      <style:table-cell-properties style:vertical-align="top" style:border-line-width-left="0.026cm 0.026cm 0.026cm" style:border-line-width-bottom="0.026cm 0.026cm 0.026cm" fo:padding-left="0.191cm" fo:padding-right="0.191cm" fo:padding-top="0.101cm" fo:padding-bottom="0.101cm" fo:border-left="2.25pt double #000000" fo:border-right="none" fo:border-top="0.75pt solid #000000" fo:border-bottom="2.25pt double #000000" style:writing-mode="lr-tb"/>
    </style:style>
    <style:style style:name="Таблица2.B15" style:family="table-cell">
      <style:table-cell-properties style:vertical-align="top" style:border-line-width-right="0.026cm 0.026cm 0.026cm" style:border-line-width-bottom="0.026cm 0.026cm 0.026cm" fo:padding-left="0.191cm" fo:padding-right="0.191cm" fo:padding-top="0.101cm" fo:padding-bottom="0.101cm" fo:border-left="0.75pt solid #000000" fo:border-right="2.25pt double #000000" fo:border-top="0.75pt solid #000000" fo:border-bottom="2.25pt double #000000" style:writing-mode="lr-tb"/>
    </style:style>
    <style:style style:name="Таблица3" style:family="table">
      <style:table-properties style:width="17.408cm" fo:margin-left="-0.203cm" table:align="left" style:writing-mode="lr-tb"/>
    </style:style>
    <style:style style:name="Таблица3.A" style:family="table-column">
      <style:table-column-properties style:column-width="2.775cm"/>
    </style:style>
    <style:style style:name="Таблица3.B" style:family="table-column">
      <style:table-column-properties style:column-width="14.63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style:border-line-width-left="0.026cm 0.026cm 0.026cm" style:border-line-width-top="0.026cm 0.026cm 0.026cm" fo:padding-left="0.191cm" fo:padding-right="0.191cm" fo:padding-top="0.101cm" fo:padding-bottom="0.101cm" fo:border-left="2.25pt double #000000" fo:border-right="none" fo:border-top="2.25pt double #000000" fo:border-bottom="0.75pt solid #000000" style:writing-mode="lr-tb"/>
    </style:style>
    <style:style style:name="Таблица3.B1" style:family="table-cell">
      <style:table-cell-properties style:vertical-align="top" style:border-line-width-right="0.026cm 0.026cm 0.026cm" style:border-line-width-top="0.026cm 0.026cm 0.026cm" fo:padding-left="0.191cm" fo:padding-right="0.191cm" fo:padding-top="0.101cm" fo:padding-bottom="0.101cm" fo:border-left="0.75pt solid #000000" fo:border-right="2.25pt double #000000" fo:border-top="2.25pt double #000000" fo:border-bottom="0.75pt solid #000000" style:writing-mode="lr-tb"/>
    </style:style>
    <style:style style:name="Таблица3.A2" style:family="table-cell">
      <style:table-cell-properties style:vertical-align="top" style:border-line-width-left="0.026cm 0.026cm 0.026cm" fo:padding-left="0.191cm" fo:padding-right="0.191cm" fo:padding-top="0.101cm" fo:padding-bottom="0.101cm" fo:border-left="2.25pt double #000000" fo:border-right="none" fo:border-top="0.75pt solid #000000" fo:border-bottom="0.75pt solid #000000" style:writing-mode="lr-tb"/>
    </style:style>
    <style:style style:name="Таблица3.B2" style:family="table-cell">
      <style:table-cell-properties style:vertical-align="top" style:border-line-width-right="0.026cm 0.026cm 0.026cm" fo:padding-left="0.191cm" fo:padding-right="0.191cm" fo:padding-top="0.101cm" fo:padding-bottom="0.101cm" fo:border-left="0.75pt solid #000000" fo:border-right="2.25pt double #000000" fo:border-top="0.75pt solid #000000" fo:border-bottom="0.75pt solid #000000" style:writing-mode="lr-tb"/>
    </style:style>
    <style:style style:name="Таблица4" style:family="table">
      <style:table-properties style:width="17.408cm" fo:margin-left="-0.203cm" table:align="left" style:writing-mode="lr-tb"/>
    </style:style>
    <style:style style:name="Таблица4.A" style:family="table-column">
      <style:table-column-properties style:column-width="2.775cm"/>
    </style:style>
    <style:style style:name="Таблица4.B" style:family="table-column">
      <style:table-column-properties style:column-width="14.63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style:border-line-width-left="0.026cm 0.026cm 0.026cm" fo:padding-left="0.191cm" fo:padding-right="0.191cm" fo:padding-top="0.101cm" fo:padding-bottom="0.101cm" fo:border-left="2.25pt double #000000" fo:border-right="none" fo:border-top="0.75pt solid #000000" fo:border-bottom="0.75pt solid #000000" style:writing-mode="lr-tb"/>
    </style:style>
    <style:style style:name="Таблица4.B1" style:family="table-cell">
      <style:table-cell-properties style:vertical-align="top" style:border-line-width-right="0.026cm 0.026cm 0.026cm" fo:padding-left="0.191cm" fo:padding-right="0.191cm" fo:padding-top="0.101cm" fo:padding-bottom="0.101cm" fo:border-left="0.75pt solid #000000" fo:border-right="2.25pt double #000000" fo:border-top="0.75pt solid #000000" fo:border-bottom="0.75pt solid #000000" style:writing-mode="lr-tb"/>
    </style:style>
    <style:style style:name="Таблица4.A6" style:family="table-cell">
      <style:table-cell-properties style:vertical-align="top" style:border-line-width-left="0.026cm 0.026cm 0.026cm" style:border-line-width-bottom="0.026cm 0.026cm 0.026cm" fo:padding-left="0.191cm" fo:padding-right="0.191cm" fo:padding-top="0.101cm" fo:padding-bottom="0.101cm" fo:border-left="2.25pt double #000000" fo:border-right="none" fo:border-top="0.75pt solid #000000" fo:border-bottom="2.25pt double #000000" style:writing-mode="lr-tb"/>
    </style:style>
    <style:style style:name="Таблица4.B6" style:family="table-cell">
      <style:table-cell-properties style:vertical-align="top" style:border-line-width-right="0.026cm 0.026cm 0.026cm" style:border-line-width-bottom="0.026cm 0.026cm 0.026cm" fo:padding-left="0.191cm" fo:padding-right="0.191cm" fo:padding-top="0.101cm" fo:padding-bottom="0.101cm" fo:border-left="0.75pt solid #000000" fo:border-right="2.25pt double #000000" fo:border-top="0.75pt solid #000000" fo:border-bottom="2.25pt double #000000" style:writing-mode="lr-tb"/>
    </style:style>
    <style:style style:name="Таблица5" style:family="table">
      <style:table-properties style:width="17.408cm" fo:margin-left="-0.203cm" table:align="left" style:writing-mode="lr-tb"/>
    </style:style>
    <style:style style:name="Таблица5.A" style:family="table-column">
      <style:table-column-properties style:column-width="2.434cm"/>
    </style:style>
    <style:style style:name="Таблица5.B" style:family="table-column">
      <style:table-column-properties style:column-width="14.97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style:border-line-width-left="0.026cm 0.026cm 0.026cm" style:border-line-width-top="0.026cm 0.026cm 0.026cm" fo:padding-left="0.191cm" fo:padding-right="0.191cm" fo:padding-top="0.101cm" fo:padding-bottom="0.101cm" fo:border-left="2.25pt double #000000" fo:border-right="none" fo:border-top="2.25pt double #000000" fo:border-bottom="0.75pt solid #000000" style:writing-mode="lr-tb"/>
    </style:style>
    <style:style style:name="Таблица5.B1" style:family="table-cell">
      <style:table-cell-properties style:vertical-align="top" style:border-line-width-right="0.026cm 0.026cm 0.026cm" style:border-line-width-top="0.026cm 0.026cm 0.026cm" fo:padding-left="0.191cm" fo:padding-right="0.191cm" fo:padding-top="0.101cm" fo:padding-bottom="0.101cm" fo:border-left="0.75pt solid #000000" fo:border-right="2.25pt double #000000" fo:border-top="2.25pt double #000000" fo:border-bottom="0.75pt solid #000000" style:writing-mode="lr-tb"/>
    </style:style>
    <style:style style:name="Таблица5.A2" style:family="table-cell">
      <style:table-cell-properties style:vertical-align="top" style:border-line-width-left="0.026cm 0.026cm 0.026cm" fo:padding-left="0.191cm" fo:padding-right="0.191cm" fo:padding-top="0.101cm" fo:padding-bottom="0.101cm" fo:border-left="2.25pt double #000000" fo:border-right="none" fo:border-top="0.75pt solid #000000" fo:border-bottom="0.75pt solid #000000" style:writing-mode="lr-tb"/>
    </style:style>
    <style:style style:name="Таблица5.B2" style:family="table-cell">
      <style:table-cell-properties style:vertical-align="top" style:border-line-width-right="0.026cm 0.026cm 0.026cm" fo:padding-left="0.191cm" fo:padding-right="0.191cm" fo:padding-top="0.101cm" fo:padding-bottom="0.101cm" fo:border-left="0.75pt solid #000000" fo:border-right="2.25pt double #000000" fo:border-top="0.75pt solid #000000" fo:border-bottom="0.75pt solid #000000" style:writing-mode="lr-tb"/>
    </style:style>
    <style:style style:name="Таблица6" style:family="table">
      <style:table-properties style:width="17.408cm" fo:margin-left="-0.203cm" table:align="left" style:writing-mode="lr-tb"/>
    </style:style>
    <style:style style:name="Таблица6.A" style:family="table-column">
      <style:table-column-properties style:column-width="2.434cm"/>
    </style:style>
    <style:style style:name="Таблица6.B" style:family="table-column">
      <style:table-column-properties style:column-width="14.97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style:border-line-width-left="0.026cm 0.026cm 0.026cm" fo:padding-left="0.191cm" fo:padding-right="0.191cm" fo:padding-top="0.101cm" fo:padding-bottom="0.101cm" fo:border-left="2.25pt double #000000" fo:border-right="none" fo:border-top="0.75pt solid #000000" fo:border-bottom="0.75pt solid #000000" style:writing-mode="lr-tb"/>
    </style:style>
    <style:style style:name="Таблица6.B1" style:family="table-cell">
      <style:table-cell-properties style:vertical-align="top" style:border-line-width-right="0.026cm 0.026cm 0.026cm" fo:padding-left="0.191cm" fo:padding-right="0.191cm" fo:padding-top="0.101cm" fo:padding-bottom="0.101cm" fo:border-left="0.75pt solid #000000" fo:border-right="2.25pt double #000000" fo:border-top="0.75pt solid #000000" fo:border-bottom="0.75pt solid #000000" style:writing-mode="lr-tb"/>
    </style:style>
    <style:style style:name="Таблица7" style:family="table">
      <style:table-properties style:width="17.408cm" fo:margin-left="-0.203cm" table:align="left" style:writing-mode="lr-tb"/>
    </style:style>
    <style:style style:name="Таблица7.A" style:family="table-column">
      <style:table-column-properties style:column-width="2.434cm"/>
    </style:style>
    <style:style style:name="Таблица7.B" style:family="table-column">
      <style:table-column-properties style:column-width="14.974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style:border-line-width-left="0.026cm 0.026cm 0.026cm" fo:padding-left="0.191cm" fo:padding-right="0.191cm" fo:padding-top="0.101cm" fo:padding-bottom="0.101cm" fo:border-left="2.25pt double #000000" fo:border-right="none" fo:border-top="0.75pt solid #000000" fo:border-bottom="0.75pt solid #000000" style:writing-mode="lr-tb"/>
    </style:style>
    <style:style style:name="Таблица7.B1" style:family="table-cell">
      <style:table-cell-properties style:vertical-align="top" style:border-line-width-right="0.026cm 0.026cm 0.026cm" fo:padding-left="0.191cm" fo:padding-right="0.191cm" fo:padding-top="0.101cm" fo:padding-bottom="0.101cm" fo:border-left="0.75pt solid #000000" fo:border-right="2.25pt double #000000" fo:border-top="0.75pt solid #000000" fo:border-bottom="0.75pt solid #000000" style:writing-mode="lr-tb"/>
    </style:style>
    <style:style style:name="Таблица7.A3" style:family="table-cell">
      <style:table-cell-properties style:vertical-align="top" style:border-line-width-left="0.026cm 0.026cm 0.026cm" style:border-line-width-bottom="0.026cm 0.026cm 0.026cm" fo:padding-left="0.191cm" fo:padding-right="0.191cm" fo:padding-top="0.101cm" fo:padding-bottom="0.101cm" fo:border-left="2.25pt double #000000" fo:border-right="none" fo:border-top="0.75pt solid #000000" fo:border-bottom="2.25pt double #000000" style:writing-mode="lr-tb"/>
    </style:style>
    <style:style style:name="Таблица7.B3" style:family="table-cell">
      <style:table-cell-properties style:vertical-align="top" style:border-line-width-right="0.026cm 0.026cm 0.026cm" style:border-line-width-bottom="0.026cm 0.026cm 0.026cm" fo:padding-left="0.191cm" fo:padding-right="0.191cm" fo:padding-top="0.101cm" fo:padding-bottom="0.101cm" fo:border-left="0.75pt solid #000000" fo:border-right="2.25pt double #000000" fo:border-top="0.75pt solid #000000" fo:border-bottom="2.25pt double #000000" style:writing-mode="lr-tb"/>
    </style:style>
    <style:style style:name="Таблица8" style:family="table">
      <style:table-properties style:width="17.408cm" fo:margin-left="-0.203cm" table:align="left" style:writing-mode="lr-tb"/>
    </style:style>
    <style:style style:name="Таблица8.A" style:family="table-column">
      <style:table-column-properties style:column-width="2.434cm"/>
    </style:style>
    <style:style style:name="Таблица8.B" style:family="table-column">
      <style:table-column-properties style:column-width="14.97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style:border-line-width-left="0.026cm 0.026cm 0.026cm" style:border-line-width-top="0.026cm 0.026cm 0.026cm" fo:padding-left="0.191cm" fo:padding-right="0.191cm" fo:padding-top="0cm" fo:padding-bottom="0cm" fo:border-left="2.25pt double #000000" fo:border-right="none" fo:border-top="2.25pt double #000000" fo:border-bottom="0.75pt solid #000000" style:writing-mode="lr-tb"/>
    </style:style>
    <style:style style:name="Таблица8.B1" style:family="table-cell">
      <style:table-cell-properties style:vertical-align="top" style:border-line-width-right="0.026cm 0.026cm 0.026cm" style:border-line-width-top="0.026cm 0.026cm 0.026cm" fo:padding-left="0.191cm" fo:padding-right="0.191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Таблица8.A2" style:family="table-cell">
      <style:table-cell-properties style:vertical-align="top" style:border-line-width-left="0.026cm 0.026cm 0.026cm" fo:padding-left="0.191cm" fo:padding-right="0.191cm" fo:padding-top="0cm" fo:padding-bottom="0cm" fo:border-left="2.25pt double #000000" fo:border-right="none" fo:border-top="0.75pt solid #000000" fo:border-bottom="0.75pt solid #000000" style:writing-mode="lr-tb"/>
    </style:style>
    <style:style style:name="Таблица8.B2" style:family="table-cell">
      <style:table-cell-properties style:vertical-align="top" style:border-line-width-right="0.026cm 0.026cm 0.026cm" fo:padding-left="0.191cm" fo:padding-right="0.191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Таблица8.A6" style:family="table-cell">
      <style:table-cell-properties style:vertical-align="top" style:border-line-width-left="0.026cm 0.026cm 0.026cm" style:border-line-width-bottom="0.026cm 0.026cm 0.026cm" fo:padding-left="0.191cm" fo:padding-right="0.191cm" fo:padding-top="0cm" fo:padding-bottom="0cm" fo:border-left="2.25pt double #000000" fo:border-right="none" fo:border-top="0.75pt solid #000000" fo:border-bottom="2.25pt double #000000" style:writing-mode="lr-tb"/>
    </style:style>
    <style:style style:name="Таблица8.B6" style:family="table-cell">
      <style:table-cell-properties style:vertical-align="top" style:border-line-width-right="0.026cm 0.026cm 0.026cm" style:border-line-width-bottom="0.026cm 0.026cm 0.026cm" fo:padding-left="0.191cm" fo:padding-right="0.191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Таблица9" style:family="table">
      <style:table-properties style:width="17.408cm" fo:margin-left="-0.203cm" table:align="left" style:writing-mode="lr-tb"/>
    </style:style>
    <style:style style:name="Таблица9.A" style:family="table-column">
      <style:table-column-properties style:column-width="2.434cm"/>
    </style:style>
    <style:style style:name="Таблица9.B" style:family="table-column">
      <style:table-column-properties style:column-width="14.97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style:border-line-width-left="0.026cm 0.026cm 0.026cm" style:border-line-width-top="0.026cm 0.026cm 0.026cm" fo:padding-left="0.191cm" fo:padding-right="0.191cm" fo:padding-top="0cm" fo:padding-bottom="0cm" fo:border-left="2.25pt double #000000" fo:border-right="none" fo:border-top="2.25pt double #000000" fo:border-bottom="0.75pt solid #000000" style:writing-mode="lr-tb"/>
    </style:style>
    <style:style style:name="Таблица9.B1" style:family="table-cell">
      <style:table-cell-properties style:vertical-align="top" style:border-line-width-right="0.026cm 0.026cm 0.026cm" style:border-line-width-top="0.026cm 0.026cm 0.026cm" fo:padding-left="0.191cm" fo:padding-right="0.191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Таблица9.A2" style:family="table-cell">
      <style:table-cell-properties style:vertical-align="top" style:border-line-width-left="0.026cm 0.026cm 0.026cm" fo:padding-left="0.191cm" fo:padding-right="0.191cm" fo:padding-top="0cm" fo:padding-bottom="0cm" fo:border-left="2.25pt double #000000" fo:border-right="none" fo:border-top="0.75pt solid #000000" fo:border-bottom="0.75pt solid #000000" style:writing-mode="lr-tb"/>
    </style:style>
    <style:style style:name="Таблица9.B2" style:family="table-cell">
      <style:table-cell-properties style:vertical-align="top" style:border-line-width-right="0.026cm 0.026cm 0.026cm" fo:padding-left="0.191cm" fo:padding-right="0.191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Таблица9.A9" style:family="table-cell">
      <style:table-cell-properties style:vertical-align="top" style:border-line-width-left="0.026cm 0.026cm 0.026cm" style:border-line-width-bottom="0.026cm 0.026cm 0.026cm" fo:padding-left="0.191cm" fo:padding-right="0.191cm" fo:padding-top="0cm" fo:padding-bottom="0cm" fo:border-left="2.25pt double #000000" fo:border-right="none" fo:border-top="0.75pt solid #000000" fo:border-bottom="2.25pt double #000000" style:writing-mode="lr-tb"/>
    </style:style>
    <style:style style:name="Таблица9.B9" style:family="table-cell">
      <style:table-cell-properties style:vertical-align="top" style:border-line-width-right="0.026cm 0.026cm 0.026cm" style:border-line-width-bottom="0.026cm 0.026cm 0.026cm" fo:padding-left="0.191cm" fo:padding-right="0.191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Таблица10" style:family="table">
      <style:table-properties style:width="17.408cm" fo:margin-left="-0.203cm" table:align="left" style:writing-mode="lr-tb"/>
    </style:style>
    <style:style style:name="Таблица10.A" style:family="table-column">
      <style:table-column-properties style:column-width="2.434cm"/>
    </style:style>
    <style:style style:name="Таблица10.B" style:family="table-column">
      <style:table-column-properties style:column-width="14.97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style:border-line-width-left="0.026cm 0.026cm 0.026cm" style:border-line-width-top="0.026cm 0.026cm 0.026cm" fo:padding-left="0.191cm" fo:padding-right="0.191cm" fo:padding-top="0.101cm" fo:padding-bottom="0.101cm" fo:border-left="2.25pt double #000000" fo:border-right="none" fo:border-top="2.25pt double #000000" fo:border-bottom="0.75pt solid #000000" style:writing-mode="lr-tb"/>
    </style:style>
    <style:style style:name="Таблица10.B1" style:family="table-cell">
      <style:table-cell-properties style:vertical-align="top" style:border-line-width-right="0.026cm 0.026cm 0.026cm" style:border-line-width-top="0.026cm 0.026cm 0.026cm" fo:padding-left="0.191cm" fo:padding-right="0.191cm" fo:padding-top="0.101cm" fo:padding-bottom="0.101cm" fo:border-left="0.75pt solid #000000" fo:border-right="2.25pt double #000000" fo:border-top="2.25pt double #000000" fo:border-bottom="0.75pt solid #000000" style:writing-mode="lr-tb"/>
    </style:style>
    <style:style style:name="Таблица10.A2" style:family="table-cell">
      <style:table-cell-properties style:vertical-align="top" style:border-line-width-left="0.026cm 0.026cm 0.026cm" fo:padding-left="0.191cm" fo:padding-right="0.191cm" fo:padding-top="0.101cm" fo:padding-bottom="0.101cm" fo:border-left="2.25pt double #000000" fo:border-right="none" fo:border-top="0.75pt solid #000000" fo:border-bottom="0.75pt solid #000000" style:writing-mode="lr-tb"/>
    </style:style>
    <style:style style:name="Таблица10.B2" style:family="table-cell">
      <style:table-cell-properties style:vertical-align="top" style:border-line-width-right="0.026cm 0.026cm 0.026cm" fo:padding-left="0.191cm" fo:padding-right="0.191cm" fo:padding-top="0.101cm" fo:padding-bottom="0.101cm" fo:border-left="0.75pt solid #000000" fo:border-right="2.25pt double #000000" fo:border-top="0.75pt solid #000000" fo:border-bottom="0.75pt solid #000000" style:writing-mode="lr-tb"/>
    </style:style>
    <style:style style:name="Таблица10.A6" style:family="table-cell">
      <style:table-cell-properties style:vertical-align="top" style:border-line-width-left="0.026cm 0.026cm 0.026cm" style:border-line-width-bottom="0.026cm 0.026cm 0.026cm" fo:padding-left="0.191cm" fo:padding-right="0.191cm" fo:padding-top="0.101cm" fo:padding-bottom="0.101cm" fo:border-left="2.25pt double #000000" fo:border-right="none" fo:border-top="0.75pt solid #000000" fo:border-bottom="2.25pt double #000000" style:writing-mode="lr-tb"/>
    </style:style>
    <style:style style:name="Таблица10.B6" style:family="table-cell">
      <style:table-cell-properties style:vertical-align="top" style:border-line-width-right="0.026cm 0.026cm 0.026cm" style:border-line-width-bottom="0.026cm 0.026cm 0.026cm" fo:padding-left="0.191cm" fo:padding-right="0.191cm" fo:padding-top="0.101cm" fo:padding-bottom="0.101cm" fo:border-left="0.75pt solid #000000" fo:border-right="2.25pt double #000000" fo:border-top="0.75pt solid #000000" fo:border-bottom="2.25pt double #000000" style:writing-mode="lr-tb"/>
    </style:style>
    <style:style style:name="Таблица11" style:family="table">
      <style:table-properties style:width="17.408cm" fo:margin-left="-0.203cm" table:align="left" style:writing-mode="lr-tb"/>
    </style:style>
    <style:style style:name="Таблица11.A" style:family="table-column">
      <style:table-column-properties style:column-width="2.434cm"/>
    </style:style>
    <style:style style:name="Таблица11.B" style:family="table-column">
      <style:table-column-properties style:column-width="14.974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style:border-line-width-left="0.026cm 0.026cm 0.026cm" style:border-line-width-top="0.026cm 0.026cm 0.026cm" fo:padding-left="0.191cm" fo:padding-right="0.191cm" fo:padding-top="0.101cm" fo:padding-bottom="0.101cm" fo:border-left="2.25pt double #000000" fo:border-right="none" fo:border-top="2.25pt double #000000" fo:border-bottom="0.75pt solid #000000" style:writing-mode="lr-tb"/>
    </style:style>
    <style:style style:name="Таблица11.B1" style:family="table-cell">
      <style:table-cell-properties style:vertical-align="top" style:border-line-width-right="0.026cm 0.026cm 0.026cm" style:border-line-width-top="0.026cm 0.026cm 0.026cm" fo:padding-left="0.191cm" fo:padding-right="0.191cm" fo:padding-top="0.101cm" fo:padding-bottom="0.101cm" fo:border-left="0.75pt solid #000000" fo:border-right="2.25pt double #000000" fo:border-top="2.25pt double #000000" fo:border-bottom="0.75pt solid #000000" style:writing-mode="lr-tb"/>
    </style:style>
    <style:style style:name="Таблица11.A2" style:family="table-cell">
      <style:table-cell-properties style:vertical-align="top" style:border-line-width-left="0.026cm 0.026cm 0.026cm" fo:padding-left="0.191cm" fo:padding-right="0.191cm" fo:padding-top="0.101cm" fo:padding-bottom="0.101cm" fo:border-left="2.25pt double #000000" fo:border-right="none" fo:border-top="0.75pt solid #000000" fo:border-bottom="0.75pt solid #000000" style:writing-mode="lr-tb"/>
    </style:style>
    <style:style style:name="Таблица11.B2" style:family="table-cell">
      <style:table-cell-properties style:vertical-align="top" style:border-line-width-right="0.026cm 0.026cm 0.026cm" fo:padding-left="0.191cm" fo:padding-right="0.191cm" fo:padding-top="0.101cm" fo:padding-bottom="0.101cm" fo:border-left="0.75pt solid #000000" fo:border-right="2.25pt double #000000" fo:border-top="0.75pt solid #000000" fo:border-bottom="0.75pt solid #000000" style:writing-mode="lr-tb"/>
    </style:style>
    <style:style style:name="Таблица11.A3" style:family="table-cell">
      <style:table-cell-properties style:vertical-align="top" style:border-line-width-left="0.026cm 0.026cm 0.026cm" style:border-line-width-bottom="0.026cm 0.026cm 0.026cm" fo:padding-left="0.191cm" fo:padding-right="0.191cm" fo:padding-top="0.101cm" fo:padding-bottom="0.101cm" fo:border-left="2.25pt double #000000" fo:border-right="none" fo:border-top="0.75pt solid #000000" fo:border-bottom="2.25pt double #000000" style:writing-mode="lr-tb"/>
    </style:style>
    <style:style style:name="Таблица11.B3" style:family="table-cell">
      <style:table-cell-properties style:vertical-align="top" style:border-line-width-right="0.026cm 0.026cm 0.026cm" style:border-line-width-bottom="0.026cm 0.026cm 0.026cm" fo:padding-left="0.191cm" fo:padding-right="0.191cm" fo:padding-top="0.101cm" fo:padding-bottom="0.101cm" fo:border-left="0.75pt solid #000000" fo:border-right="2.25pt double #000000" fo:border-top="0.75pt solid #000000" fo:border-bottom="2.25pt double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font-size="16pt" fo:language="en" fo:country="US" fo:font-weight="bold" style:font-size-asian="16pt" style:font-weight-asian="bold" style:font-size-complex="16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0000ad" fo:font-size="12pt" style:font-size-asian="12pt" style:font-size-complex="12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6pt" fo:language="en" fo:country="US" fo:font-weight="bold" style:font-size-asian="16pt" style:font-weight-asian="bold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Команды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Standard">Команда</text:p>
          </table:table-cell>
          <table:table-cell table:style-name="Таблица1.B1" office:value-type="string">
            <text:p text:style-name="Standard"><text:span text:style-name="Strong_20_Emphasis">-A</text:span>, <text:span text:style-name="Strong_20_Emphasis">--append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Пример</text:p>
          </table:table-cell>
          <table:table-cell table:style-name="Таблица1.B2" office:value-type="string">
            <text:p text:style-name="Standard"><text:span text:style-name="Strong_20_Emphasis">iptables -A INPUT ...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Описание</text:p>
          </table:table-cell>
          <table:table-cell table:style-name="Таблица1.B2" office:value-type="string">
            <text:p text:style-name="P5">Добавляет новое правило в конец заданной цепочки.</text:p>
          </table:table-cell>
        </table:table-row>
        <table:table-row table:style-name="Таблица1.1">
          <table:table-cell table:style-name="Таблица1.A2" office:value-type="string">
            <text:p text:style-name="Standard">Команда</text:p>
          </table:table-cell>
          <table:table-cell table:style-name="Таблица1.B2" office:value-type="string">
            <text:p text:style-name="Standard"><text:span text:style-name="Strong_20_Emphasis">-D</text:span>, <text:span text:style-name="Strong_20_Emphasis">--delete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Пример</text:p>
          </table:table-cell>
          <table:table-cell table:style-name="Таблица1.B2" office:value-type="string">
            <text:p text:style-name="Standard"><text:span text:style-name="Strong_20_Emphasis"><text:span text:style-name="T1">iptables -D INPUT --dport 80 -j DROP</text:span></text:span><text:span text:style-name="T1">, </text:span><text:span text:style-name="Strong_20_Emphasis"><text:span text:style-name="T1">iptables -D INPUT 1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Описание</text:p>
          </table:table-cell>
          <table:table-cell table:style-name="Таблица1.B2" office:value-type="string">
            <text:p text:style-name="P5">Удаление правила из цепочки. Команда имеет два формата записи, первый -- когда задается критерий сравнения с опцией -D (см. первый пример), второй -- порядковый номер правила. Если задается критерий сравнения, то удаляется правило, которое имеет в себе этот критерий, если задается номер правила, то будет удалено правило с заданным номером. Счет правил в цепочках начинается с 1.</text:p>
          </table:table-cell>
        </table:table-row>
        <table:table-row table:style-name="Таблица1.1">
          <table:table-cell table:style-name="Таблица1.A2" office:value-type="string">
            <text:p text:style-name="Standard">Команда</text:p>
          </table:table-cell>
          <table:table-cell table:style-name="Таблица1.B2" office:value-type="string">
            <text:p text:style-name="Standard"><text:span text:style-name="Strong_20_Emphasis">-R</text:span>, <text:span text:style-name="Strong_20_Emphasis">--replace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Пример</text:p>
          </table:table-cell>
          <table:table-cell table:style-name="Таблица1.B2" office:value-type="string">
            <text:p text:style-name="Standard"><text:span text:style-name="Strong_20_Emphasis"><text:span text:style-name="T1">iptables -R INPUT 1 -s 192.168.0.1 -j DROP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Описание</text:p>
          </table:table-cell>
          <table:table-cell table:style-name="Таблица1.B2" office:value-type="string">
            <text:p text:style-name="P5">Эта команда заменяет одно правило другим. В основном она используется во время отладки новых правил.</text:p>
          </table:table-cell>
        </table:table-row>
        <table:table-row table:style-name="Таблица1.1">
          <table:table-cell table:style-name="Таблица1.A2" office:value-type="string">
            <text:p text:style-name="Standard">Команда</text:p>
          </table:table-cell>
          <table:table-cell table:style-name="Таблица1.B2" office:value-type="string">
            <text:p text:style-name="Standard"><text:span text:style-name="Strong_20_Emphasis">-I</text:span>, <text:span text:style-name="Strong_20_Emphasis">--insert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Пример</text:p>
          </table:table-cell>
          <table:table-cell table:style-name="Таблица1.B2" office:value-type="string">
            <text:p text:style-name="Standard"><text:span text:style-name="Strong_20_Emphasis"><text:span text:style-name="T1">iptables -I INPUT 1 --dport 80 -j ACCEPT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Описание</text:p>
          </table:table-cell>
          <table:table-cell table:style-name="Таблица1.B2" office:value-type="string">
            <text:p text:style-name="P5">Вставляет новое правило в цепочку. Число, следующее за именем цепочки указывает номер правила, перед которым нужно вставить новое правило, другими словами число задает номер для вставляемого правила. В примере выше, указывается, что данное правило должно быть 1-м в цепочке <text:span text:style-name="Emphasis">INPUT</text:span>.</text:p>
          </table:table-cell>
        </table:table-row>
        <table:table-row table:style-name="Таблица1.1">
          <table:table-cell table:style-name="Таблица1.A2" office:value-type="string">
            <text:p text:style-name="Standard">Команда</text:p>
          </table:table-cell>
          <table:table-cell table:style-name="Таблица1.B2" office:value-type="string">
            <text:p text:style-name="Standard"><text:span text:style-name="Strong_20_Emphasis">-L</text:span>, <text:span text:style-name="Strong_20_Emphasis">--list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Пример</text:p>
          </table:table-cell>
          <table:table-cell table:style-name="Таблица1.B2" office:value-type="string">
            <text:p text:style-name="Standard"><text:span text:style-name="Strong_20_Emphasis">iptables -L INPUT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Описание</text:p>
          </table:table-cell>
          <table:table-cell table:style-name="Таблица1.B2" office:value-type="string">
            <text:p text:style-name="P5">Вывод списка правил в заданной цепочке, в данном примере предполагается вывод правил из цепочки <text:span text:style-name="Emphasis">INPUT</text:span>. Если имя цепочки не указывается, то выводится список правил для всех цепочек. Формат вывода зависит от наличия дополнительных ключей в команде, например <text:span text:style-name="Strong_20_Emphasis">-n</text:span>, <text:span text:style-name="Strong_20_Emphasis">-v</text:span>, и пр.</text:p>
          </table:table-cell>
        </table:table-row>
        <table:table-row table:style-name="Таблица1.1">
          <table:table-cell table:style-name="Таблица1.A2" office:value-type="string">
            <text:p text:style-name="Standard">Команда</text:p>
          </table:table-cell>
          <table:table-cell table:style-name="Таблица1.B2" office:value-type="string">
            <text:p text:style-name="Standard"><text:span text:style-name="Strong_20_Emphasis">-F</text:span>, <text:span text:style-name="Strong_20_Emphasis">--flush</text:span></text:p>
          </table:table-cell>
        </table:table-row>
        <table:table-row table:style-name="Таблица1.1">
          <table:table-cell table:style-name="Таблица1.A2" office:value-type="string">
            <text:p text:style-name="Standard">Пример</text:p>
          </table:table-cell>
          <table:table-cell table:style-name="Таблица1.B2" office:value-type="string">
            <text:p text:style-name="Standard"><text:span text:style-name="Strong_20_Emphasis">iptables -F INPUT</text:span></text:p>
          </table:table-cell>
        </table:table-row>
        <table:table-row table:style-name="Таблица1.1">
          <table:table-cell table:style-name="Таблица1.A18" office:value-type="string">
            <text:p text:style-name="Standard">Описание</text:p>
          </table:table-cell>
          <table:table-cell table:style-name="Таблица1.B18" office:value-type="string">
            <text:p text:style-name="P5">Сброс (удаление) всех правил из заданной цепочки (таблицы). Если имя цепочки и таблицы не указывается, то удаляются все правила, во всех цепочках. <text:span text:style-name="Emphasis">(Хочется от себя добавить, что если не указана таблица ключом </text:span><text:span text:style-name="Strong_20_Emphasis"><text:span text:style-name="T2">-t (--table)</text:span></text:span><text:span text:style-name="Emphasis">, то очистка цепочек производится только в таблице filter, </text:span><text:span text:style-name="Strong_20_Emphasis"><text:span text:style-name="T2">прим. перев.</text:span></text:span><text:span text:style-name="Emphasis"> )</text:span></text:p>
          </table:table-cell>
        </table:table-row>
      </table:table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Standard">Команда</text:p>
          </table:table-cell>
          <table:table-cell table:style-name="Таблица2.B1" office:value-type="string">
            <text:p text:style-name="Standard"><text:span text:style-name="Strong_20_Emphasis">-Z</text:span>, <text:span text:style-name="Strong_20_Emphasis">--zero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">Пример</text:p>
          </table:table-cell>
          <table:table-cell table:style-name="Таблица2.B2" office:value-type="string">
            <text:p text:style-name="Standard"><text:span text:style-name="Strong_20_Emphasis">iptables -Z INPUT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">Описание</text:p>
          </table:table-cell>
          <table:table-cell table:style-name="Таблица2.B2" office:value-type="string">
            <text:p text:style-name="P5">Обнуление всех счетчиков в заданной цепочке. Если имя цепочки не указывается, то подразумеваются все цепочки. При использовании ключа <text:span text:style-name="Strong_20_Emphasis">-v</text:span> совместно с командой <text:span text:style-name="Strong_20_Emphasis">-L</text:span>, на вывод будут поданы и состояния счетчиков пакетов, попавших под действие каждого правила. Допускается совместное использование команд <text:span text:style-name="Strong_20_Emphasis">-L</text:span> и <text:span text:style-name="Strong_20_Emphasis">-Z</text:span>. В этом случае будет выдан сначала список правил со счетчиками, а затем произойдет обнуление счетчиков.</text:p>
          </table:table-cell>
        </table:table-row>
        <table:table-row table:style-name="Таблица2.1">
          <table:table-cell table:style-name="Таблица2.A2" office:value-type="string">
            <text:p text:style-name="Standard">Команда</text:p>
          </table:table-cell>
          <table:table-cell table:style-name="Таблица2.B2" office:value-type="string">
            <text:p text:style-name="Standard"><text:span text:style-name="Strong_20_Emphasis">-N</text:span>, <text:span text:style-name="Strong_20_Emphasis">--new-chain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">Пример</text:p>
          </table:table-cell>
          <table:table-cell table:style-name="Таблица2.B2" office:value-type="string">
            <text:p text:style-name="Standard"><text:span text:style-name="Strong_20_Emphasis">iptables -N allowed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">Описание</text:p>
          </table:table-cell>
          <table:table-cell table:style-name="Таблица2.B2" office:value-type="string">
            <text:p text:style-name="P5">Создается новая цепочка с заданным именем в заданной таблице В выше приведенном примере создается новая цепочка с именем <text:span text:style-name="Strong_20_Emphasis">allowed</text:span>. Имя цепочки должно быть уникальным и не должно совпадать с зарезервированными именами цепочек и действий (такими как <text:span text:style-name="Strong_20_Emphasis">DROP</text:span>, <text:span text:style-name="Strong_20_Emphasis">REJECT</text:span> и т.п.)</text:p>
          </table:table-cell>
        </table:table-row>
        <table:table-row table:style-name="Таблица2.1">
          <table:table-cell table:style-name="Таблица2.A2" office:value-type="string">
            <text:p text:style-name="Standard">Команда</text:p>
          </table:table-cell>
          <table:table-cell table:style-name="Таблица2.B2" office:value-type="string">
            <text:p text:style-name="Standard"><text:span text:style-name="Strong_20_Emphasis">-X</text:span>, <text:span text:style-name="Strong_20_Emphasis">--delete-chain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">Пример</text:p>
          </table:table-cell>
          <table:table-cell table:style-name="Таблица2.B2" office:value-type="string">
            <text:p text:style-name="Standard"><text:span text:style-name="Strong_20_Emphasis">iptables -X allowed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">Описание</text:p>
          </table:table-cell>
          <table:table-cell table:style-name="Таблица2.B2" office:value-type="string">
            <text:p text:style-name="P5">Удаление заданной цепочки из заданной таблицы. Удаляемая цепочка не должна иметь правил и не должно быть ссылок из других цепочек на удаляемую цепочку. Если имя цепочки не указано, то будут удалены все цепочки заданной таблице кроме встроенных.</text:p>
          </table:table-cell>
        </table:table-row>
        <table:table-row table:style-name="Таблица2.1">
          <table:table-cell table:style-name="Таблица2.A2" office:value-type="string">
            <text:p text:style-name="Standard">Команда</text:p>
          </table:table-cell>
          <table:table-cell table:style-name="Таблица2.B2" office:value-type="string">
            <text:p text:style-name="Standard"><text:span text:style-name="Strong_20_Emphasis">-P</text:span>, <text:span text:style-name="Strong_20_Emphasis">--policy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">Пример</text:p>
          </table:table-cell>
          <table:table-cell table:style-name="Таблица2.B2" office:value-type="string">
            <text:p text:style-name="Standard"><text:span text:style-name="Strong_20_Emphasis">iptables -P INPUT DROP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">Описание</text:p>
          </table:table-cell>
          <table:table-cell table:style-name="Таблица2.B2" office:value-type="string">
            <text:p text:style-name="P5">Задает политику по-умолчанию для заданной цепочки. Политика по-умолчанию определяет действие, применяемое к пакетам не попавшим под действие ни одного из правил в цепочке. В качестве политики по умолчанию допускается использовать <text:span text:style-name="Strong_20_Emphasis">DROP</text:span> и <text:span text:style-name="Strong_20_Emphasis">ACCEPT</text:span>.</text:p>
          </table:table-cell>
        </table:table-row>
        <table:table-row table:style-name="Таблица2.1">
          <table:table-cell table:style-name="Таблица2.A2" office:value-type="string">
            <text:p text:style-name="Standard">Команда</text:p>
          </table:table-cell>
          <table:table-cell table:style-name="Таблица2.B2" office:value-type="string">
            <text:p text:style-name="Standard"><text:span text:style-name="Strong_20_Emphasis">-E</text:span>, <text:span text:style-name="Strong_20_Emphasis">--rename-chain</text:span></text:p>
          </table:table-cell>
        </table:table-row>
        <table:table-row table:style-name="Таблица2.1">
          <table:table-cell table:style-name="Таблица2.A2" office:value-type="string">
            <text:p text:style-name="Standard">Пример</text:p>
          </table:table-cell>
          <table:table-cell table:style-name="Таблица2.B2" office:value-type="string">
            <text:p text:style-name="Standard"><text:span text:style-name="Strong_20_Emphasis">iptables -E allowed disallowed</text:span></text:p>
          </table:table-cell>
        </table:table-row>
        <table:table-row table:style-name="Таблица2.1">
          <table:table-cell table:style-name="Таблица2.A15" office:value-type="string">
            <text:p text:style-name="Standard">Описание</text:p>
          </table:table-cell>
          <table:table-cell table:style-name="Таблица2.B15" office:value-type="string">
            <text:p text:style-name="P5">Команда <text:span text:style-name="Strong_20_Emphasis">-E</text:span> выполняет переименование пользовательской цепочки. В примере цепочка <text:span text:style-name="Пишущая_20_машинка_20_HTML"><text:span text:style-name="T3">allowed</text:span></text:span> будет переименована в цепочку <text:span text:style-name="Пишущая_20_машинка_20_HTML"><text:span text:style-name="T3">disallowed</text:span></text:span>. Эти переименования не изменяют порядок работы, а носят только косметический характер.</text:p>
          </table:table-cell>
        </table:table-row>
      </table:table>
      <text:p text:style-name="P6"/>
      <text:p text:style-name="P9">Дополнительные ключи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Standard">Ключ</text:p>
          </table:table-cell>
          <table:table-cell table:style-name="Таблица3.B1" office:value-type="string">
            <text:p text:style-name="Standard"><text:span text:style-name="Strong_20_Emphasis">-v</text:span>, <text:span text:style-name="Strong_20_Emphasis">--verbose</text:span></text:p>
          </table:table-cell>
        </table:table-row>
        <table:table-row table:style-name="Таблица3.1">
          <table:table-cell table:style-name="Таблица3.A2" office:value-type="string">
            <text:p text:style-name="Standard">Команды, с которыми используется</text:p>
          </table:table-cell>
          <table:table-cell table:style-name="Таблица3.B2" office:value-type="string">
            <text:p text:style-name="Standard"><text:span text:style-name="Strong_20_Emphasis"><text:span text:style-name="T1">--list</text:span></text:span><text:span text:style-name="T1">, </text:span><text:span text:style-name="Strong_20_Emphasis"><text:span text:style-name="T1">--append</text:span></text:span><text:span text:style-name="T1">, </text:span><text:span text:style-name="Strong_20_Emphasis"><text:span text:style-name="T1">--insert</text:span></text:span><text:span text:style-name="T1">, </text:span><text:span text:style-name="Strong_20_Emphasis"><text:span text:style-name="T1">--delete</text:span></text:span><text:span text:style-name="T1">, </text:span><text:span text:style-name="Strong_20_Emphasis"><text:span text:style-name="T1">--replace</text:span></text:span></text:p>
          </table:table-cell>
        </table:table-row>
        <table:table-row table:style-name="Таблица3.1">
          <table:table-cell table:style-name="Таблица3.A2" office:value-type="string">
            <text:p text:style-name="Standard">Описание</text:p>
          </table:table-cell>
          <table:table-cell table:style-name="Таблица3.B2" office:value-type="string">
            <text:p text:style-name="P5">Используется для повышения информативности вывода и, как правило, используется совместно с командой <text:span text:style-name="Strong_20_Emphasis">--list</text:span>. В случае использования с командой <text:span text:style-name="Strong_20_Emphasis">--list</text:span>, в вывод этой команды включаются так же имя интерфейса, счетчики пакетов и байт для каждого правила. Формат вывода счетчиков предполагает вывод кроме цифр числа еще и символьные множители K (x1000), M (x1,000,000) и G (x1,000,000,000). Для того, чтобы заставить команду <text:span text:style-name="Strong_20_Emphasis">--list</text:span> выводить полное число (без употребления множителей) требуется применять ключ <text:span text:style-name="Strong_20_Emphasis">-x</text:span>, который описан ниже. Если ключ <text:span text:style-name="Strong_20_Emphasis">-v</text:span>, <text:span text:style-name="Strong_20_Emphasis">--verbose</text:span> используется с командами <text:span text:style-name="Strong_20_Emphasis">--append</text:span>, <text:span text:style-name="Strong_20_Emphasis">--insert</text:span>, <text:span text:style-name="Strong_20_Emphasis">--delete</text:span> или <text:span text:style-name="Strong_20_Emphasis">--replace</text:span>, то будет выведен подробный отчет о произведенной операции.</text:p>
          </table:table-cell>
        </table:table-row>
        <table:table-row table:style-name="Таблица3.1">
          <table:table-cell table:style-name="Таблица3.A2" office:value-type="string">
            <text:p text:style-name="Standard">Ключ</text:p>
          </table:table-cell>
          <table:table-cell table:style-name="Таблица3.B2" office:value-type="string">
            <text:p text:style-name="Standard"><text:span text:style-name="Strong_20_Emphasis">-x</text:span>, <text:span text:style-name="Strong_20_Emphasis">--exact</text:span></text:p>
          </table:table-cell>
        </table:table-row>
        <table:table-row table:style-name="Таблица3.1">
          <table:table-cell table:style-name="Таблица3.A2" office:value-type="string">
            <text:p text:style-name="Standard">Команды, с которыми используется</text:p>
          </table:table-cell>
          <table:table-cell table:style-name="Таблица3.B2" office:value-type="string">
            <text:p text:style-name="Standard"><text:span text:style-name="Strong_20_Emphasis">--list</text:span></text:p>
          </table:table-cell>
        </table:table-row>
        <table:table-row table:style-name="Таблица3.1">
          <table:table-cell table:style-name="Таблица3.A2" office:value-type="string">
            <text:p text:style-name="Standard">Описание</text:p>
          </table:table-cell>
          <table:table-cell table:style-name="Таблица3.B2" office:value-type="string">
            <text:p text:style-name="P5">Для всех чисел в выходных данных выводятся их точные значения без округления и без использования множителей K, M, G. Этот ключ используется только с командой <text:span text:style-name="Strong_20_Emphasis">--list</text:span> и не применим с другими командами.</text:p>
          </table:table-cell>
        </table:table-row>
        <table:table-row table:style-name="Таблица3.1">
          <table:table-cell table:style-name="Таблица3.A2" office:value-type="string">
            <text:p text:style-name="Standard">Ключ</text:p>
          </table:table-cell>
          <table:table-cell table:style-name="Таблица3.B2" office:value-type="string">
            <text:p text:style-name="Standard"><text:span text:style-name="Strong_20_Emphasis">-n</text:span>, <text:span text:style-name="Strong_20_Emphasis">--numeric</text:span></text:p>
          </table:table-cell>
        </table:table-row>
        <table:table-row table:style-name="Таблица3.1">
          <table:table-cell table:style-name="Таблица3.A2" office:value-type="string">
            <text:p text:style-name="Standard">Команды, с которыми используется</text:p>
          </table:table-cell>
          <table:table-cell table:style-name="Таблица3.B2" office:value-type="string">
            <text:p text:style-name="Standard"><text:span text:style-name="Strong_20_Emphasis">--list</text:span></text:p>
          </table:table-cell>
        </table:table-row>
        <table:table-row table:style-name="Таблица3.1">
          <table:table-cell table:style-name="Таблица3.A2" office:value-type="string">
            <text:p text:style-name="Standard">Описание</text:p>
          </table:table-cell>
          <table:table-cell table:style-name="Таблица3.B2" office:value-type="string">
            <text:p text:style-name="P5">Заставляет iptables выводить IP-адреса и номера портов в числовом виде предотвращая попытки преобразовать их в символические имена. Данный ключ используется только с командой <text:span text:style-name="Strong_20_Emphasis">--list</text:span>.</text:p>
          </table:table-cell>
        </table:table-row>
        <table:table-row table:style-name="Таблица3.1">
          <table:table-cell table:style-name="Таблица3.A2" office:value-type="string">
            <text:p text:style-name="Standard">Ключ</text:p>
          </table:table-cell>
          <table:table-cell table:style-name="Таблица3.B2" office:value-type="string">
            <text:p text:style-name="Standard"><text:span text:style-name="Strong_20_Emphasis">--line-numbers</text:span></text:p>
          </table:table-cell>
        </table:table-row>
        <table:table-row table:style-name="Таблица3.1">
          <table:table-cell table:style-name="Таблица3.A2" office:value-type="string">
            <text:p text:style-name="Standard">Команды, с которыми используется</text:p>
          </table:table-cell>
          <table:table-cell table:style-name="Таблица3.B2" office:value-type="string">
            <text:p text:style-name="Standard"><text:span text:style-name="Strong_20_Emphasis">--list</text:span></text:p>
          </table:table-cell>
        </table:table-row>
        <table:table-row table:style-name="Таблица3.1">
          <table:table-cell table:style-name="Таблица3.A2" office:value-type="string">
            <text:p text:style-name="Standard">Описание</text:p>
          </table:table-cell>
          <table:table-cell table:style-name="Таблица3.B2" office:value-type="string">
            <text:p text:style-name="P5">Ключ <text:span text:style-name="Strong_20_Emphasis">--line-numbers</text:span> включает режим вывода номеров строк при отображении списка правил командой <text:span text:style-name="Strong_20_Emphasis">--list</text:span>. Номер строки соответствует позиции правила в цепочке. Этот ключ используется только с командой <text:span text:style-name="Strong_20_Emphasis">--list</text:span>.</text:p>
          </table:table-cell>
        </table:table-row>
      </table:table>
      <text:p text:style-name="P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Standard">Ключ</text:p>
          </table:table-cell>
          <table:table-cell table:style-name="Таблица4.B1" office:value-type="string">
            <text:p text:style-name="Standard"><text:span text:style-name="Strong_20_Emphasis">-c</text:span>, <text:span text:style-name="Strong_20_Emphasis">--set-counters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Команды, с которыми используется</text:p>
          </table:table-cell>
          <table:table-cell table:style-name="Таблица4.B1" office:value-type="string">
            <text:p text:style-name="Standard"><text:span text:style-name="Strong_20_Emphasis">--insert</text:span>, <text:span text:style-name="Strong_20_Emphasis">--append</text:span>, <text:span text:style-name="Strong_20_Emphasis">--replace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Описание</text:p>
          </table:table-cell>
          <table:table-cell table:style-name="Таблица4.B1" office:value-type="string">
            <text:p text:style-name="P5">Этот ключ используется для установки начального значения счетчиков пакетов и байт в заданное значение при создании нового правила. Например, ключ --set-counters 20 4000 установит счетчик пакетов = 20, а счетчик байт = 4000.</text:p>
          </table:table-cell>
        </table:table-row>
        <table:table-row table:style-name="Таблица4.1">
          <table:table-cell table:style-name="Таблица4.A1" office:value-type="string">
            <text:p text:style-name="Standard">Ключ</text:p>
          </table:table-cell>
          <table:table-cell table:style-name="Таблица4.B1" office:value-type="string">
            <text:p text:style-name="Standard"><text:span text:style-name="Strong_20_Emphasis">--modprobe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Команды, с которыми используется</text:p>
          </table:table-cell>
          <table:table-cell table:style-name="Таблица4.B1" office:value-type="string">
            <text:p text:style-name="Standard">Все</text:p>
          </table:table-cell>
        </table:table-row>
        <table:table-row table:style-name="Таблица4.1">
          <table:table-cell table:style-name="Таблица4.A6" office:value-type="string">
            <text:p text:style-name="Standard">Описание</text:p>
          </table:table-cell>
          <table:table-cell table:style-name="Таблица4.B6" office:value-type="string">
            <text:p text:style-name="P5">Ключ <text:span text:style-name="Strong_20_Emphasis">--modprobe</text:span> определяет команду загрузки модуля ядра. Данный ключ может использоваться в случае, когда модули ядра находится вне пути поиска (search path). Этот ключ может использоваться с любой командой.</text:p>
          </table:table-cell>
        </table:table-row>
      </table:table>
      <text:p text:style-name="Standard"/>
      <text:p text:style-name="Standard"/>
      <text:p text:style-name="Standard"/>
      <text:p text:style-name="P3">Общие критерии</text:p>
      <text:p text:style-name="P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Standard">Критерий</text:p>
          </table:table-cell>
          <table:table-cell table:style-name="Таблица5.B1" office:value-type="string">
            <text:p text:style-name="Standard"><text:span text:style-name="Strong_20_Emphasis">-p</text:span>, <text:span text:style-name="Strong_20_Emphasis">--protocol</text:span></text:p>
          </table:table-cell>
        </table:table-row>
        <table:table-row table:style-name="Таблица5.1">
          <table:table-cell table:style-name="Таблица5.A2" office:value-type="string">
            <text:p text:style-name="Standard">Пример</text:p>
          </table:table-cell>
          <table:table-cell table:style-name="Таблица5.B2" office:value-type="string">
            <text:p text:style-name="Standard"><text:span text:style-name="Strong_20_Emphasis"><text:span text:style-name="T1">iptables -A INPUT -p tcp</text:span></text:span></text:p>
          </table:table-cell>
        </table:table-row>
        <table:table-row table:style-name="Таблица5.1">
          <table:table-cell table:style-name="Таблица5.A2" office:value-type="string">
            <text:p text:style-name="Standard">Описание</text:p>
          </table:table-cell>
          <table:table-cell table:style-name="Таблица5.B2" office:value-type="string">
            <text:p text:style-name="P5">Этот критерий используется для указания типа протокола. Примерами протоколов могут быть <text:span text:style-name="Emphasis">TCP</text:span>, <text:span text:style-name="Emphasis">UDP</text:span> и <text:span text:style-name="Emphasis">ICMP</text:span>. Список протоколов можно посмотреть в файле <text:a xlink:type="simple" xlink:href="http://www.opennet.ru/docs/RUS/iptables/misc/iptables-tutorial/other/protocols.txt" text:style-name="Internet_20_link" text:visited-style-name="Visited_20_Internet_20_Link"><text:span text:style-name="Пишущая_20_машинка_20_HTML"><text:span text:style-name="T5">/etc/protocols</text:span></text:span></text:a>. Прежде всего, в качестве имени протокола в данный критерий можно передавать один из трех вышеупомянутых протоколов, а также ключевое слово ALL. В качестве протокола допускается передавать число - номер протокола, так например, протоколу ICMP соответствует число 1, TCP -- 6 и UDP -- 17. Соответствия между номерами протоколов и их именами вы можете посмотреть в файле <text:span text:style-name="Пишущая_20_машинка_20_HTML"><text:span text:style-name="T3">/etc/protocols</text:span></text:span>, который уже упоминался. Критерию может передаваться и список протоколов, разделенных запятыми, например так: <text:span text:style-name="Strong_20_Emphasis">udp,tcp</text:span> <text:span text:style-name="Emphasis">(Хотя автор и указывает на возможность передачи списка протоколов, тем не менее вам врят ли удастся это сделать! Кстати, </text:span><text:span text:style-name="Пишущая_20_машинка_20_HTML"><text:span text:style-name="T4">man iptables</text:span></text:span><text:span text:style-name="Emphasis"> явно оговаривает, что в данном критерии может быть указан только один протокол. Может быть это расширение имеется в patch-o-matic? </text:span><text:span text:style-name="Strong_20_Emphasis"><text:span text:style-name="T2">прим. перев.</text:span></text:span><text:span text:style-name="Emphasis">)</text:span> Если данному критерию передается числовое значение 0, то это эквивалентно использованию спецификатора ALL, который подразумевается по умолчанию, когда критерий <text:span text:style-name="Strong_20_Emphasis">--protocol</text:span> не используется. Для логической инверсии критерия, перед именем протокола (списком протоколов) используется символ <text:span text:style-name="Strong_20_Emphasis">!</text:span>, например <text:span text:style-name="Strong_20_Emphasis">--protocol ! tcp</text:span> подразумевает пакеты протоколов, <text:span text:style-name="Emphasis">UDP</text:span> и <text:span text:style-name="Emphasis">ICMP</text:span>.</text:p>
          </table:table-cell>
        </table:table-row>
      </table:table>
      <text:p text:style-name="P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Standard">Критерий</text:p>
          </table:table-cell>
          <table:table-cell table:style-name="Таблица6.B1" office:value-type="string">
            <text:p text:style-name="Standard"><text:span text:style-name="Strong_20_Emphasis">-s</text:span>, <text:span text:style-name="Strong_20_Emphasis">--src</text:span>, <text:span text:style-name="Strong_20_Emphasis">--source</text:span></text:p>
          </table:table-cell>
        </table:table-row>
        <table:table-row table:style-name="Таблица6.1">
          <table:table-cell table:style-name="Таблица6.A1" office:value-type="string">
            <text:p text:style-name="Standard">Пример</text:p>
          </table:table-cell>
          <table:table-cell table:style-name="Таблица6.B1" office:value-type="string">
            <text:p text:style-name="Standard"><text:span text:style-name="Strong_20_Emphasis">iptables -A INPUT -s 192.168.1.1</text:span></text:p>
          </table:table-cell>
        </table:table-row>
        <table:table-row table:style-name="Таблица6.1">
          <table:table-cell table:style-name="Таблица6.A1" office:value-type="string">
            <text:p text:style-name="Standard">Описание</text:p>
          </table:table-cell>
          <table:table-cell table:style-name="Таблица6.B1" office:value-type="string">
            <text:p text:style-name="P5">IP-адрес(а) источника пакета. Адрес источника может указываться так, как показано в примере, тогда подразумевается единственный IP-адрес. А можно указать адрес в виде address/mask, например как <text:span text:style-name="Emphasis">192.168.0.0/255.255.255.0</text:span>, или более современным способом <text:span text:style-name="Emphasis">192.168.0.0/24</text:span>, т.е. фактически определяя диапазон адресов Как и ранее, символ !, установленный перед адресом, означает логическое отрицание, т.е. <text:span text:style-name="Strong_20_Emphasis">--source ! 192.168.0.0/24</text:span> означает любой адрес кроме адресов <text:span text:style-name="Emphasis">192.168.0.x</text:span>.</text:p>
          </table:table-cell>
        </table:table-row>
        <table:table-row table:style-name="Таблица6.1">
          <table:table-cell table:style-name="Таблица6.A1" office:value-type="string">
            <text:p text:style-name="Standard">Критерий</text:p>
          </table:table-cell>
          <table:table-cell table:style-name="Таблица6.B1" office:value-type="string">
            <text:p text:style-name="Standard"><text:span text:style-name="Strong_20_Emphasis">-d</text:span>, <text:span text:style-name="Strong_20_Emphasis">--dst</text:span>, <text:span text:style-name="Strong_20_Emphasis">--destination</text:span></text:p>
          </table:table-cell>
        </table:table-row>
        <table:table-row table:style-name="Таблица6.1">
          <table:table-cell table:style-name="Таблица6.A1" office:value-type="string">
            <text:p text:style-name="Standard">Пример</text:p>
          </table:table-cell>
          <table:table-cell table:style-name="Таблица6.B1" office:value-type="string">
            <text:p text:style-name="Standard"><text:span text:style-name="Strong_20_Emphasis">iptables -A INPUT -d 192.168.1.1</text:span></text:p>
          </table:table-cell>
        </table:table-row>
        <table:table-row table:style-name="Таблица6.1">
          <table:table-cell table:style-name="Таблица6.A1" office:value-type="string">
            <text:p text:style-name="Standard">Описание</text:p>
          </table:table-cell>
          <table:table-cell table:style-name="Таблица6.B1" office:value-type="string">
            <text:p text:style-name="P5">IP-адрес(а) получателя. Имеет синтаксис схожий с критерием <text:span text:style-name="Strong_20_Emphasis">--source</text:span>, за исключением того, что подразумевает адрес места назначения. Точно так же может определять как единственный IP-адрес, так и диапазон адресов. Символ ! используется для логической инверсии критерия.</text:p>
          </table:table-cell>
        </table:table-row>
        <table:table-row table:style-name="Таблица6.1">
          <table:table-cell table:style-name="Таблица6.A1" office:value-type="string">
            <text:p text:style-name="Standard">Критерий</text:p>
          </table:table-cell>
          <table:table-cell table:style-name="Таблица6.B1" office:value-type="string">
            <text:p text:style-name="Standard"><text:span text:style-name="Strong_20_Emphasis">-i</text:span>, <text:span text:style-name="Strong_20_Emphasis">--in-interface</text:span></text:p>
          </table:table-cell>
        </table:table-row>
        <table:table-row table:style-name="Таблица6.1">
          <table:table-cell table:style-name="Таблица6.A1" office:value-type="string">
            <text:p text:style-name="Standard">Пример</text:p>
          </table:table-cell>
          <table:table-cell table:style-name="Таблица6.B1" office:value-type="string">
            <text:p text:style-name="Standard"><text:span text:style-name="Strong_20_Emphasis"><text:span text:style-name="T1">iptables -A INPUT -i eth0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Standard">Описание</text:p>
          </table:table-cell>
          <table:table-cell table:style-name="Таблица6.B1" office:value-type="string">
            <text:p text:style-name="P5">Интерфейс, с которого был получен пакет. Использование этого критерия допускается только в цепочках <text:span text:style-name="Emphasis">INPUT</text:span>, <text:span text:style-name="Emphasis">FORWARD</text:span> и <text:span text:style-name="Emphasis">PREROUTING</text:span>, в любых других случаях будет вызывать сообщение об ошибке. При отсутствии этого критерия предполагается любой интерфейс, что равносильно использованию критерия <text:span text:style-name="Strong_20_Emphasis">-i +</text:span>. Как и прежде, символ ! инвертирует результат совпадения. Если имя интерфейса завершается символом <text:span text:style-name="Strong_20_Emphasis">+</text:span>, то критерий задает все интерфейсы, начинающиеся с заданной строки, например <text:span text:style-name="Strong_20_Emphasis">-i PPP+</text:span> обозначает любой PPP интерфейс, а запись <text:span text:style-name="Strong_20_Emphasis">-i ! eth+</text:span> -- любой интерфейс, кроме любого eth.</text:p>
          </table:table-cell>
        </table:table-row>
        <table:table-row table:style-name="Таблица6.1">
          <table:table-cell table:style-name="Таблица6.A1" office:value-type="string">
            <text:p text:style-name="Standard">Критерий</text:p>
          </table:table-cell>
          <table:table-cell table:style-name="Таблица6.B1" office:value-type="string">
            <text:p text:style-name="Standard"><text:span text:style-name="Strong_20_Emphasis">-o</text:span>, <text:span text:style-name="Strong_20_Emphasis">--out-interface</text:span></text:p>
          </table:table-cell>
        </table:table-row>
        <table:table-row table:style-name="Таблица6.1">
          <table:table-cell table:style-name="Таблица6.A1" office:value-type="string">
            <text:p text:style-name="Standard">Пример</text:p>
          </table:table-cell>
          <table:table-cell table:style-name="Таблица6.B1" office:value-type="string">
            <text:p text:style-name="Standard"><text:span text:style-name="Strong_20_Emphasis"><text:span text:style-name="T1">iptables -A FORWARD -o eth0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Standard">Описание</text:p>
          </table:table-cell>
          <table:table-cell table:style-name="Таблица6.B1" office:value-type="string">
            <text:p text:style-name="P5">Задает имя выходного интерфейса. Этот критерий допускается использовать только в цепочках <text:span text:style-name="Emphasis">OUTPUT</text:span>, <text:span text:style-name="Emphasis">FORWARD</text:span> и <text:span text:style-name="Emphasis">POSTROUTING</text:span>, в противном случае будет генерироваться сообщение об ошибке. При отсутствии этого критерия предполагается любой интерфейс, что равносильно использованию критерия <text:span text:style-name="Strong_20_Emphasis">-o +</text:span>. Как и прежде, символ ! инвертирует результат совпадения. Если имя интерфейса завершается символом <text:span text:style-name="Strong_20_Emphasis">+</text:span>, то критерий задает все интерфейсы, начинающиеся с заданной строки, например <text:span text:style-name="Strong_20_Emphasis">-o eth+</text:span> обозначает любой eth интерфейс, а запись <text:span text:style-name="Strong_20_Emphasis">-o ! eth+</text:span> - любой интерфейс, кроме любого eth.</text:p>
          </table:table-cell>
        </table:table-row>
      </table:table>
      <text:p text:style-name="P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Standard">Критерий</text:p>
          </table:table-cell>
          <table:table-cell table:style-name="Таблица7.B1" office:value-type="string">
            <text:p text:style-name="Standard"><text:span text:style-name="Strong_20_Emphasis">-f</text:span>, <text:span text:style-name="Strong_20_Emphasis">--fragment</text:span></text:p>
          </table:table-cell>
        </table:table-row>
        <table:table-row table:style-name="Таблица7.1">
          <table:table-cell table:style-name="Таблица7.A1" office:value-type="string">
            <text:p text:style-name="Standard">Пример</text:p>
          </table:table-cell>
          <table:table-cell table:style-name="Таблица7.B1" office:value-type="string">
            <text:p text:style-name="Standard"><text:span text:style-name="Strong_20_Emphasis">iptables -A INPUT -f</text:span></text:p>
          </table:table-cell>
        </table:table-row>
        <table:table-row table:style-name="Таблица7.1">
          <table:table-cell table:style-name="Таблица7.A3" office:value-type="string">
            <text:p text:style-name="Standard">Описание</text:p>
          </table:table-cell>
          <table:table-cell table:style-name="Таблица7.B3" office:value-type="string">
            <text:p text:style-name="P5">Правило распространяется на все фрагменты фрагментированного пакета, кроме первого, сделано это потому, что нет возможности определить исходящий/входящий порт для фрагмента пакета, а для ICMP-пакетов определить их тип. С помощью фрагментированных пакетов могут производиться атаки на ваш брандмауэр, так как фрагменты пакетов могут не отлавливаться другими правилами. Как и раньше, допускается использования символа ! для инверсии результата сравнения. только в данном случае символ ! должен предшествовать критерию <text:span text:style-name="Strong_20_Emphasis">-f</text:span>, например <text:span text:style-name="Strong_20_Emphasis">! -f</text:span>. Инверсия критерия трактуется как "все первые фрагменты фрагментированных пакетов и/или нефрагментированные пакеты, но не вторые и последующие фрагменты фрагментированных пакетов".</text:p>
          </table:table-cell>
        </table:table-row>
      </table:table>
      <text:p text:style-name="Standard"/>
      <text:p text:style-name="Standard"/>
      <text:p text:style-name="Standard"/>
      <text:p text:style-name="P1"><text:span text:style-name="T7">TCP </text:span><text:span text:style-name="T6">критерии</text:span></text:p>
      <text:p text:style-name="P2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Standard">Критерий</text:p>
          </table:table-cell>
          <table:table-cell table:style-name="Таблица8.B1" office:value-type="string">
            <text:p text:style-name="Standard"><text:span text:style-name="Strong_20_Emphasis">--sport</text:span>, <text:span text:style-name="Strong_20_Emphasis">--source-port</text:span></text:p>
          </table:table-cell>
        </table:table-row>
        <table:table-row table:style-name="Таблица8.1">
          <table:table-cell table:style-name="Таблица8.A2" office:value-type="string">
            <text:p text:style-name="Standard">Пример</text:p>
          </table:table-cell>
          <table:table-cell table:style-name="Таблица8.B2" office:value-type="string">
            <text:p text:style-name="Standard"><text:span text:style-name="Strong_20_Emphasis"><text:span text:style-name="T1">iptables -A INPUT -p tcp --sport 22</text:span></text:span></text:p>
          </table:table-cell>
        </table:table-row>
        <table:table-row table:style-name="Таблица8.1">
          <table:table-cell table:style-name="Таблица8.A2" office:value-type="string">
            <text:p text:style-name="Standard">Описание</text:p>
          </table:table-cell>
          <table:table-cell table:style-name="Таблица8.B2" office:value-type="string">
            <text:p text:style-name="P5">Исходный порт, с которого был отправлен пакет. В качестве параметра может указываться номер порта или название сетевой службы. Соответствие имен сервисов и номеров портов вы сможете найти в файле /etc/services. При указании номеров портов правила отрабатывают несколько быстрее. однако это менее удобно при разборе листингов скриптов. Если же вы собираетесь создавать значительные по объему наборы правил, скажем порядка нескольких сотен и более, то тут предпочтительнее использовать номера портов. Номера портов могут задаваться в виде интервала из минимального и максимального номеров, например <text:span text:style-name="Strong_20_Emphasis">--source-port 22:80</text:span>. Если опускается минимальный порт, т.е. когда критерий записывается как <text:span text:style-name="Strong_20_Emphasis">--source-port :80</text:span>, то в качестве начала диапазона принимается число 0. Если опускается максимальный порт, т.е. когда критерий записывается как <text:span text:style-name="Strong_20_Emphasis">--source-port 22:</text:span>, то в качестве конца диапазона принимается число 65535. Допускается такая запись <text:span text:style-name="Strong_20_Emphasis">--source-port 80:22</text:span>, в этом случае <text:span text:style-name="Strong_20_Emphasis">iptables</text:span> поменяет числа 22 и 80 местами, т.е. подобного рода запись будет преобразована в <text:span text:style-name="Strong_20_Emphasis">--source-port 22:80</text:span>. Как и раньше, символ <text:span text:style-name="Strong_20_Emphasis">!</text:span> используется для инверсии. Так критерий <text:span text:style-name="Strong_20_Emphasis">--source-port ! 22</text:span> подразумевает любой порт, кроме 22. Инверсия может применяться и к диапазону портов, например <text:span text:style-name="Strong_20_Emphasis">--source-port ! 22:80</text:span>. За дополнительной информацией обращайтесь к описанию критерия multiport.</text:p>
          </table:table-cell>
        </table:table-row>
        <table:table-row table:style-name="Таблица8.1">
          <table:table-cell table:style-name="Таблица8.A2" office:value-type="string">
            <text:p text:style-name="Standard">Критерий</text:p>
          </table:table-cell>
          <table:table-cell table:style-name="Таблица8.B2" office:value-type="string">
            <text:p text:style-name="Standard"><text:span text:style-name="Strong_20_Emphasis">--dport</text:span>, <text:span text:style-name="Strong_20_Emphasis">--destination-port</text:span></text:p>
          </table:table-cell>
        </table:table-row>
        <table:table-row table:style-name="Таблица8.1">
          <table:table-cell table:style-name="Таблица8.A2" office:value-type="string">
            <text:p text:style-name="Standard">Пример</text:p>
          </table:table-cell>
          <table:table-cell table:style-name="Таблица8.B2" office:value-type="string">
            <text:p text:style-name="Standard"><text:span text:style-name="Strong_20_Emphasis"><text:span text:style-name="T1">iptables -A INPUT -p tcp --dport 22</text:span></text:span></text:p>
          </table:table-cell>
        </table:table-row>
        <table:table-row table:style-name="Таблица8.1">
          <table:table-cell table:style-name="Таблица8.A6" office:value-type="string">
            <text:p text:style-name="Standard">Описание</text:p>
          </table:table-cell>
          <table:table-cell table:style-name="Таблица8.B6" office:value-type="string">
            <text:p text:style-name="P5">Порт или диапазон портов, на который адресован пакет. Аргументы задаются в том же формате, что и для <text:span text:style-name="Strong_20_Emphasis">--source-port</text:span>.</text:p>
          </table:table-cell>
        </table:table-row>
      </table:table>
      <text:p text:style-name="P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Standard">Критерий</text:p>
          </table:table-cell>
          <table:table-cell table:style-name="Таблица9.B1" office:value-type="string">
            <text:p text:style-name="Standard"><text:span text:style-name="Strong_20_Emphasis">--tcp-flags</text:span></text:p>
          </table:table-cell>
        </table:table-row>
        <table:table-row table:style-name="Таблица9.1">
          <table:table-cell table:style-name="Таблица9.A2" office:value-type="string">
            <text:p text:style-name="Standard">Пример</text:p>
          </table:table-cell>
          <table:table-cell table:style-name="Таблица9.B2" office:value-type="string">
            <text:p text:style-name="Standard"><text:span text:style-name="Strong_20_Emphasis"><text:span text:style-name="T1">iptables -p tcp --tcp-flags SYN,FIN,ACK SYN</text:span></text:span></text:p>
          </table:table-cell>
        </table:table-row>
        <table:table-row table:style-name="Таблица9.1">
          <table:table-cell table:style-name="Таблица9.A2" office:value-type="string">
            <text:p text:style-name="Standard">Описание</text:p>
          </table:table-cell>
          <table:table-cell table:style-name="Таблица9.B2" office:value-type="string">
            <text:p text:style-name="P5">Определяет маску и флаги tcp-пакета. Пакет считается удовлетворяющим критерию, если из перечисленных флагов в первом списке в единичное состояние установлены флаги из второго списка. Так для вышеуказанного примера под критерий подпадают пакеты у которых флаг <text:span text:style-name="Emphasis">SYN</text:span> установлен, а флаги <text:span text:style-name="Emphasis">FIN</text:span> и <text:span text:style-name="Emphasis">ACK</text:span> сброшены. В качестве аргументов критерия могут выступать флаги <text:span text:style-name="Emphasis">SYN, ACK, FIN, RST, URG, PSH</text:span>, а так же зарезервированные идентификаторы <text:span text:style-name="Emphasis">ALL</text:span> и <text:span text:style-name="Emphasis">NONE</text:span>. <text:span text:style-name="Emphasis">ALL</text:span> -- значит <text:span text:style-name="Emphasis">ВСЕ</text:span> флаги и <text:span text:style-name="Emphasis">NONE</text:span> - НИ ОДИН флаг. Так, критерий <text:span text:style-name="Strong_20_Emphasis">--tcp-flags ALL NONE</text:span> означает -- <text:span text:style-name="Emphasis">"все флаги в пакете должны быть сброшены"</text:span>. Как и ранее, символ <text:span text:style-name="Strong_20_Emphasis">!</text:span> означает инверсию критерия Важно: имена флагов в каждом списке должны разделяться запятыми, пробелы служат для разделения списков.</text:p>
          </table:table-cell>
        </table:table-row>
        <table:table-row table:style-name="Таблица9.1">
          <table:table-cell table:style-name="Таблица9.A2" office:value-type="string">
            <text:p text:style-name="Standard">Критерий</text:p>
          </table:table-cell>
          <table:table-cell table:style-name="Таблица9.B2" office:value-type="string">
            <text:p text:style-name="Standard"><text:span text:style-name="Strong_20_Emphasis">--syn</text:span></text:p>
          </table:table-cell>
        </table:table-row>
        <table:table-row table:style-name="Таблица9.1">
          <table:table-cell table:style-name="Таблица9.A2" office:value-type="string">
            <text:p text:style-name="Standard">Пример</text:p>
          </table:table-cell>
          <table:table-cell table:style-name="Таблица9.B2" office:value-type="string">
            <text:p text:style-name="Standard"><text:span text:style-name="Strong_20_Emphasis">iptables -p tcp --syn</text:span></text:p>
          </table:table-cell>
        </table:table-row>
        <table:table-row table:style-name="Таблица9.1">
          <table:table-cell table:style-name="Таблица9.A2" office:value-type="string">
            <text:p text:style-name="Standard">Описание</text:p>
          </table:table-cell>
          <table:table-cell table:style-name="Таблица9.B2" office:value-type="string">
            <text:p text:style-name="P5">Критерий <text:span text:style-name="Strong_20_Emphasis">--syn</text:span> является по сути реликтом, перекочевавшим из ipchains. Критерию соответствуют пакеты с установленным флагом <text:span text:style-name="Emphasis">SYN</text:span> и сброшенными флагами <text:span text:style-name="Emphasis">ACK</text:span> и <text:span text:style-name="Emphasis">FIN</text:span>. Этот критерий аналогичен критерию <text:span text:style-name="Strong_20_Emphasis">--tcp-flags SYN,ACK,FIN SYN</text:span>. Такие пакеты используются для открытия соединения <text:span text:style-name="Emphasis">TCP</text:span>. Заблокировав такие пакеты, вы надежно заблокируете все входящие запросы на соединение, однако этот критерий не способен заблокировать исходящие запросы на соединение. Как и ранее, допускается инвертирование критерия символом <text:span text:style-name="Strong_20_Emphasis">!</text:span>. Так критерий <text:span text:style-name="Strong_20_Emphasis">! --syn</text:span> означает -- <text:span text:style-name="Emphasis">"все пакеты, не являющиеся запросом на соединение"</text:span>, т.е. все пакеты с установленными флагами <text:span text:style-name="Emphasis">FIN</text:span> или <text:span text:style-name="Emphasis">ACK</text:span>.</text:p>
          </table:table-cell>
        </table:table-row>
        <table:table-row table:style-name="Таблица9.1">
          <table:table-cell table:style-name="Таблица9.A2" office:value-type="string">
            <text:p text:style-name="Standard">Критерий</text:p>
          </table:table-cell>
          <table:table-cell table:style-name="Таблица9.B2" office:value-type="string">
            <text:p text:style-name="Standard"><text:span text:style-name="Strong_20_Emphasis">--tcp-option</text:span></text:p>
          </table:table-cell>
        </table:table-row>
        <table:table-row table:style-name="Таблица9.1">
          <table:table-cell table:style-name="Таблица9.A2" office:value-type="string">
            <text:p text:style-name="Standard">Пример</text:p>
          </table:table-cell>
          <table:table-cell table:style-name="Таблица9.B2" office:value-type="string">
            <text:p text:style-name="Standard"><text:span text:style-name="Strong_20_Emphasis"><text:span text:style-name="T1">iptables -p tcp --tcp-option 16</text:span></text:span></text:p>
          </table:table-cell>
        </table:table-row>
        <table:table-row table:style-name="Таблица9.1">
          <table:table-cell table:style-name="Таблица9.A9" office:value-type="string">
            <text:p text:style-name="Standard">Описание</text:p>
          </table:table-cell>
          <table:table-cell table:style-name="Таблица9.B9" office:value-type="string">
            <text:p text:style-name="P5">Удовлетворяющим условию данного критерия будет будет считаться пакет, <text:span text:style-name="Emphasis">TCP</text:span> параметр которого равен заданному числу. <text:span text:style-name="Emphasis">TCP Option</text:span> - это часть заголовка пакета. Она состоит из 3 различных полей. Первое 8-ми битовое поле содержит информацию об опциях, используемых в данном соединении. Второе 8-ми битовое поле содержит длину поля опций. Если следовать стандартам до конца, то следовало бы реализовать обработку всех возможных вариантов, однако, вместо этого мы можем проверить первое поле и в случае, если там указана неподдерживаемая нашим брандмауэром опция, то просто перешагнуть через третье поле (длина которого содержится во втором поле). Пакет, который не будет иметь полного <text:span text:style-name="Emphasis">TCP</text:span> заголовка, будет сброшен автоматически при попытке изучения его <text:span text:style-name="Emphasis">TCP</text:span> параметра. Как и ранее, допускается использование флага инверсии условия <text:span text:style-name="Strong_20_Emphasis">!</text:span>. Дополнительную информацию по <text:span text:style-name="Emphasis">TCP Options</text:span> вы сможете найти на Internet Engineering Task Force</text:p>
          </table:table-cell>
        </table:table-row>
      </table:table>
      <text:p text:style-name="Standard"/>
      <text:p text:style-name="P8"><text:span text:style-name="T7">UDP</text:span><text:span text:style-name="T6"> критерии</text:span>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Standard">Критерий</text:p>
          </table:table-cell>
          <table:table-cell table:style-name="Таблица10.B1" office:value-type="string">
            <text:p text:style-name="Standard"><text:span text:style-name="Strong_20_Emphasis">--sport</text:span>, <text:span text:style-name="Strong_20_Emphasis">--source-port</text:span></text:p>
          </table:table-cell>
        </table:table-row>
        <table:table-row table:style-name="Таблица10.1">
          <table:table-cell table:style-name="Таблица10.A2" office:value-type="string">
            <text:p text:style-name="Standard">Пример</text:p>
          </table:table-cell>
          <table:table-cell table:style-name="Таблица10.B2" office:value-type="string">
            <text:p text:style-name="Standard"><text:span text:style-name="Strong_20_Emphasis"><text:span text:style-name="T1">iptables</text:span></text:span><text:span text:style-name="Strong_20_Emphasis"> -</text:span><text:span text:style-name="Strong_20_Emphasis"><text:span text:style-name="T1">A</text:span></text:span><text:span text:style-name="Strong_20_Emphasis"> </text:span><text:span text:style-name="Strong_20_Emphasis"><text:span text:style-name="T1">INPUT</text:span></text:span><text:span text:style-name="Strong_20_Emphasis"> -</text:span><text:span text:style-name="Strong_20_Emphasis"><text:span text:style-name="T1">p</text:span></text:span><text:span text:style-name="Strong_20_Emphasis"> </text:span><text:span text:style-name="Strong_20_Emphasis"><text:span text:style-name="T1">udp</text:span></text:span><text:span text:style-name="Strong_20_Emphasis"> --</text:span><text:span text:style-name="Strong_20_Emphasis"><text:span text:style-name="T1">sport</text:span></text:span><text:span text:style-name="Strong_20_Emphasis"> 53</text:span></text:p>
          </table:table-cell>
        </table:table-row>
        <table:table-row table:style-name="Таблица10.1">
          <table:table-cell table:style-name="Таблица10.A2" office:value-type="string">
            <text:p text:style-name="Standard">Описание</text:p>
          </table:table-cell>
          <table:table-cell table:style-name="Таблица10.B2" office:value-type="string">
            <text:p text:style-name="P5">Исходный порт, с которого был отправлен пакет. В качестве параметра может указываться номер порта или название сетевой службы. Соответствие имен сервисов и номеров портов вы сможете найти в файле <text:a xlink:type="simple" xlink:href="http://www.opennet.ru/docs/RUS/iptables/misc/iptables-tutorial/other/services.txt" text:style-name="Internet_20_link" text:visited-style-name="Visited_20_Internet_20_Link"><text:span text:style-name="Internet_20_link">other/services.txt</text:span></text:a>. При указании номеров портов правила отрабатывают несколько быстрее. однако это менее удобно при разборе листингов скриптов. Если же вы собираетесь создавать значительные по объему наборы правил, скажем порядка нескольких сотен и более, то тут предпочтительнее использовать номера портов. Номера портов могут задаваться в виде интервала из минимального и максимального номеров, например <text:span text:style-name="Strong_20_Emphasis">-source-port 22:80</text:span>. Если опускается минимальный порт, т.е. когда критерий записывается как <text:span text:style-name="Strong_20_Emphasis">--source-port :80</text:span>, то в качестве начала диапазона принимается число 0. Если опускается максимальный порт, т.е. когда критерий записывается как <text:span text:style-name="Strong_20_Emphasis">--source-port 22:</text:span> , то в качестве конца диапазона принимается число 65535. Допускается такая запись <text:span text:style-name="Strong_20_Emphasis">--source-port 80:22</text:span> , в этом случае iptables поменяет числа 22 и 80 местами, т.е. подобного рода запись будет преобразована в <text:span text:style-name="Strong_20_Emphasis">--source-port 22:80</text:span> . Как и раньше, символ <text:span text:style-name="Strong_20_Emphasis">!</text:span> используется для инверсии. Так критерий <text:span text:style-name="Strong_20_Emphasis">--source-port ! 22</text:span> подразумевает любой порт, кроме 22. Инверсия может применяться и к диапазону портов, например <text:span text:style-name="Strong_20_Emphasis">--source-port ! 22:80</text:span>.</text:p>
          </table:table-cell>
        </table:table-row>
        <table:table-row table:style-name="Таблица10.1">
          <table:table-cell table:style-name="Таблица10.A2" office:value-type="string">
            <text:p text:style-name="Standard">Критерий</text:p>
          </table:table-cell>
          <table:table-cell table:style-name="Таблица10.B2" office:value-type="string">
            <text:p text:style-name="Standard"><text:span text:style-name="Strong_20_Emphasis">--dport</text:span>, <text:span text:style-name="Strong_20_Emphasis">--destination-port</text:span></text:p>
          </table:table-cell>
        </table:table-row>
        <table:table-row table:style-name="Таблица10.1">
          <table:table-cell table:style-name="Таблица10.A2" office:value-type="string">
            <text:p text:style-name="Standard">Пример</text:p>
          </table:table-cell>
          <table:table-cell table:style-name="Таблица10.B2" office:value-type="string">
            <text:p text:style-name="Standard"><text:span text:style-name="Strong_20_Emphasis"><text:span text:style-name="T1">iptables -A INPUT -p udp --dport 53</text:span></text:span></text:p>
          </table:table-cell>
        </table:table-row>
        <table:table-row table:style-name="Таблица10.1">
          <table:table-cell table:style-name="Таблица10.A6" office:value-type="string">
            <text:p text:style-name="Standard">Описание</text:p>
          </table:table-cell>
          <table:table-cell table:style-name="Таблица10.B6" office:value-type="string">
            <text:p text:style-name="P5">Порт, на который адресован пакет. Формат аргументов полностью аналогичен принятому в критерии <text:span text:style-name="Strong_20_Emphasis">--source-port</text:span>.</text:p>
          </table:table-cell>
        </table:table-row>
      </table:table>
      <text:p text:style-name="P6"/>
      <text:p text:style-name="P6"/>
      <text:p text:style-name="P6"/>
      <text:p text:style-name="P1"><text:span text:style-name="T7">ICMP</text:span><text:span text:style-name="T6"> критерии</text:span></text:p>
      <text:p text:style-name="P4"/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Standard">Критерий</text:p>
          </table:table-cell>
          <table:table-cell table:style-name="Таблица11.B1" office:value-type="string">
            <text:p text:style-name="Standard"><text:span text:style-name="Strong_20_Emphasis">--icmp-type</text:span></text:p>
          </table:table-cell>
        </table:table-row>
        <table:table-row table:style-name="Таблица11.1">
          <table:table-cell table:style-name="Таблица11.A2" office:value-type="string">
            <text:p text:style-name="Standard">Пример</text:p>
          </table:table-cell>
          <table:table-cell table:style-name="Таблица11.B2" office:value-type="string">
            <text:p text:style-name="Standard"><text:span text:style-name="Strong_20_Emphasis"><text:span text:style-name="T1">iptables -A INPUT -p icmp --icmp-type 8</text:span></text:span></text:p>
          </table:table-cell>
        </table:table-row>
        <table:table-row table:style-name="Таблица11.1">
          <table:table-cell table:style-name="Таблица11.A3" office:value-type="string">
            <text:p text:style-name="Standard">Описание</text:p>
          </table:table-cell>
          <table:table-cell table:style-name="Таблица11.B3" office:value-type="string">
            <text:p text:style-name="P5">Тип сообщения <text:span text:style-name="Emphasis">ICMP</text:span> определяется номером или именем. Числовые значения определяются в RFC 792. Чтобы получить список имен <text:span text:style-name="Emphasis">ICMP</text:span> значений выполните команду <text:span text:style-name="Strong_20_Emphasis">iptables --protocol icmp --help</text:span>, или посмотрите приложение <text:span text:style-name="Emphasis">Типы ICMP</text:span>. Как и ранее, символ <text:span text:style-name="Strong_20_Emphasis">!</text:span> инвертирует критерий, например <text:span text:style-name="Strong_20_Emphasis">--icmp-type ! 8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 style:parent-style-name="Основной_20_шрифт_20_абзаца">
      <style:text-properties fo:color="#0000ad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Команда</dc:title>
    <meta:initial-creator>Алексей</meta:initial-creator>
    <meta:creation-date>2011-02-24T10:59:00</meta:creation-date>
    <dc:creator>Алексей</dc:creator>
    <dc:date>2011-02-24T11:19:00</dc:date>
    <meta:print-date>2011-02-24T11:03:00</meta:print-date>
    <meta:editing-cycles>3</meta:editing-cycles>
    <meta:editing-duration>PT16M</meta:editing-duration>
    <meta:document-statistic meta:table-count="11" meta:image-count="0" meta:object-count="0" meta:page-count="8" meta:paragraph-count="192" meta:word-count="2338" meta:character-count="15948" meta:non-whitespace-character-count="13902"/>
    <meta:generator>LibreOffice/5.3.4.2$Windows_X86_64 LibreOffice_project/f82d347ccc0be322489bf7da61d7e4ad13fe2ff3</meta:generator>
  </office:meta>
</office:document-meta>
</file>